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Original Estimation</text:p>
          </table:table-cell>
          <table:table-cell table:style-name="ce3" office:value-type="string" calcext:value-type="string">
            <text:p>Current Estimation</text:p>
          </table:table-cell>
          <table:table-cell table:style-name="ce3" office:value-type="string" calcext:value-type="string">
            <text:p>Effort</text:p>
          </table:table-cell>
          <table:table-cell table:style-name="ce3" office:value-type="string" calcext:value-type="string">
            <text:p>Remain</text:p>
          </table:table-cell>
          <table:table-cell table:style-name="ce3" office:value-type="string" calcext:value-type="string">
            <text:p>Responsible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Post-Request annehmen und validier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n/Löschen der Termine auf der D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ieren der Termine auf der D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-Server Refactoring des Cod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]-[.D5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entgegennehmen (Server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PostReques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ung des Us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meldung an Client schicken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Erstellen eines Term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r zum Editieren eines Term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 zum Löschen eines Term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wahl eines Term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r Formul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Registrieren eines Us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8]-[.D18]" office:value-type="float" office:value="2" calcext:value-type="float">
            <text:p>2</text:p>
          </table:table-cell>
          <table:table-cell office:value-type="string" calcext:value-type="string">
            <text:p>Tarik Hois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 zum Registrieren <text:s/>einesUs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]-[.D19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Formulare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0]-[.D20]" office:value-type="float" office:value="3" calcext:value-type="float">
            <text:p>3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14:14:58.5576966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3T14:08:31.707054074</dc:date>
    <meta:editing-duration>PT22M30S</meta:editing-duration>
    <meta:editing-cycles>8</meta:editing-cycles>
    <meta:generator>LibreOffice/6.2.3.2$Linux_X86_64 LibreOffice_project/20$Build-2</meta:generator>
    <meta:document-statistic meta:table-count="1" meta:cell-count="99" meta:object-count="0"/>
  </office:meta>
</office:document-meta>
</file>